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5in" table:align="margins"/>
    </style:style>
    <style:style style:name="Table2.A" style:family="table-column">
      <style:table-column-properties style:column-width="0.6903in" style:rel-column-width="994*"/>
    </style:style>
    <style:style style:name="Table2.B" style:family="table-column">
      <style:table-column-properties style:column-width="2.1875in" style:rel-column-width="3150*"/>
    </style:style>
    <style:style style:name="Table2.C" style:family="table-column">
      <style:table-column-properties style:column-width="0.8069in" style:rel-column-width="1162*"/>
    </style:style>
    <style:style style:name="Table2.D" style:family="table-column">
      <style:table-column-properties style:column-width="1.3153in" style:rel-column-width="1894*"/>
    </style:style>
    <style:style style:name="Table2.E" style:family="table-column">
      <style:table-column-properties style:column-width="1.3139in" style:rel-column-width="1892*"/>
    </style:style>
    <style:style style:name="Table2.F" style:family="table-column">
      <style:table-column-properties style:column-width="1.1861in" style:rel-column-width="1708*"/>
    </style:style>
    <style:style style:name="Table2.A1" style:family="table-cell">
      <style:table-cell-properties style:vertical-align="middle"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F1" style:family="table-cell">
      <style:table-cell-properties style:vertical-align="middle" fo:background-color="#eeeeee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F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Liberation Serif" fo:font-size="11pt" fo:font-weight="bold" officeooo:rsid="00177a66" officeooo:paragraph-rsid="000e6c04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1pt" fo:font-style="normal" fo:font-weight="bold" officeooo:rsid="0050c212" officeooo:paragraph-rsid="000e6c04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0pt" fo:font-style="normal" fo:font-weight="bold" officeooo:rsid="00514a9b" officeooo:paragraph-rsid="000e6c04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0pt" fo:font-style="normal" fo:font-weight="bold" officeooo:rsid="0050c212" officeooo:paragraph-rsid="000e6c04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Standard">
      <style:text-properties officeooo:paragraph-rsid="000e6c04"/>
    </style:style>
    <style:style style:name="P6" style:family="paragraph" style:parent-style-name="Standard">
      <style:paragraph-properties fo:break-before="page"/>
      <style:text-properties style:font-name="Liberation Serif" fo:font-size="11pt" officeooo:rsid="003fae91" officeooo:paragraph-rsid="000e6c04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11pt" officeooo:rsid="00177a66" officeooo:paragraph-rsid="000e6c04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11pt" officeooo:rsid="0025df43" officeooo:paragraph-rsid="000e6c04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11pt" officeooo:rsid="0074b86b" officeooo:paragraph-rsid="000e6c04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11pt" officeooo:rsid="004de096" officeooo:paragraph-rsid="000e6c04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11pt" officeooo:rsid="00752cfe" officeooo:paragraph-rsid="000e6c04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fo:color="#000000" style:font-name="Liberation Serif" fo:font-size="11pt" officeooo:rsid="00707259" officeooo:paragraph-rsid="000e6c04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fo:color="#000000" style:font-name="Liberation Serif" fo:font-size="11pt" officeooo:rsid="004de096" officeooo:paragraph-rsid="000e6c04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Liberation Serif" fo:font-size="11pt" officeooo:rsid="00591567" officeooo:paragraph-rsid="000e6c04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Liberation Serif" fo:font-size="11pt" officeooo:rsid="00722cc1" officeooo:paragraph-rsid="000e6c04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Liberation Serif" fo:font-size="11pt" officeooo:rsid="0072b893" officeooo:paragraph-rsid="000e6c04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Liberation Serif" fo:font-size="11pt" officeooo:rsid="0073e86b" officeooo:paragraph-rsid="000e6c04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Liberation Serif" fo:font-size="11pt" officeooo:rsid="005c8e71" officeooo:paragraph-rsid="000e6c04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fo:color="#000000" style:font-name="Liberation Serif" fo:font-size="11pt" officeooo:rsid="00752cfe" officeooo:paragraph-rsid="000e6c04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fo:color="#000000" style:font-name="Liberation Serif" fo:font-size="11pt" officeooo:rsid="00663896" officeooo:paragraph-rsid="000e6c04" style:font-size-asian="11pt" style:font-size-complex="11pt"/>
    </style:style>
    <style:style style:name="T1" style:family="text">
      <style:text-properties style:text-position="sub 58%"/>
    </style:style>
    <style:style style:name="T2" style:family="text">
      <style:text-properties style:text-position="super 58%" style:font-weight-complex="600"/>
    </style:style>
    <style:style style:name="T3" style:family="text">
      <style:text-properties style:text-position="0% 100%" style:font-weight-complex="600"/>
    </style:style>
    <style:style style:name="T4" style:family="text">
      <style:text-properties officeooo:rsid="00514a9b"/>
    </style:style>
    <style:style style:name="T5" style:family="text">
      <style:text-properties officeooo:rsid="002a9141"/>
    </style:style>
    <style:style style:name="T6" style:family="text">
      <style:text-properties officeooo:rsid="00707259"/>
    </style:style>
    <style:style style:name="T7" style:family="text">
      <style:text-properties officeooo:rsid="002269c5"/>
    </style:style>
    <style:style style:name="T8" style:family="text">
      <style:text-properties officeooo:rsid="00722cc1"/>
    </style:style>
    <style:style style:name="T9" style:family="text">
      <style:text-properties officeooo:rsid="0030535f"/>
    </style:style>
    <style:style style:name="T10" style:family="text">
      <style:text-properties officeooo:rsid="0073e86b"/>
    </style:style>
    <style:style style:name="T11" style:family="text">
      <style:text-properties officeooo:rsid="0074b86b"/>
    </style:style>
    <style:style style:name="T12" style:family="text">
      <style:text-properties officeooo:rsid="00243c9b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normal"/>
    </style:style>
    <style:style style:name="T15" style:family="text">
      <style:text-properties fo:font-style="italic" fo:font-weight="normal" officeooo:rsid="00707259"/>
    </style:style>
    <style:style style:name="T16" style:family="text">
      <style:text-properties fo:font-style="italic" fo:font-weight="normal" officeooo:rsid="00722cc1"/>
    </style:style>
    <style:style style:name="T17" style:family="text">
      <style:text-properties fo:font-style="italic" fo:font-weight="normal" officeooo:rsid="0074b8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">Question Number</text:p>
          </table:table-cell>
          <table:table-cell table:style-name="Table2.A1" office:value-type="string">
            <text:p text:style-name="P2">Model Significance</text:p>
            <text:p text:style-name="P3">(F(df<text:span text:style-name="T1">effect</text:span>, df<text:span text:style-name="T1">error</text:span>) = F-value, <text:span text:style-name="T13">p</text:span>-value)</text:p>
          </table:table-cell>
          <table:table-cell table:style-name="Table2.A1" office:value-type="string">
            <text:p text:style-name="P2">Adjusted R<text:span text:style-name="T2">2 </text:span><text:span text:style-name="T3">Value</text:span></text:p>
          </table:table-cell>
          <table:table-cell table:style-name="Table2.A1" office:value-type="string">
            <text:p text:style-name="P2">Age </text:p>
            <text:p text:style-name="P4">(<text:span text:style-name="T4">coeff.</text:span>, <text:span text:style-name="T13">p</text:span>-value)</text:p>
          </table:table-cell>
          <table:table-cell table:style-name="Table2.A1" office:value-type="string">
            <text:p text:style-name="P2">Gender </text:p>
            <text:p text:style-name="P4">(coeff., <text:span text:style-name="T13">p</text:span>-value)</text:p>
          </table:table-cell>
          <table:table-cell table:style-name="Table2.F1" office:value-type="string">
            <text:p text:style-name="P2">Age*Gender</text:p>
            <text:p text:style-name="P4">(coeff., <text:span text:style-name="T13">p</text:span>-value)</text:p>
          </table:table-cell>
        </table:table-row>
        <table:table-row>
          <table:table-cell table:style-name="Table2.A2" office:value-type="string">
            <text:p text:style-name="P7">Q<text:span text:style-name="T5">9</text:span></text:p>
          </table:table-cell>
          <table:table-cell table:style-name="Table2.A2" office:value-type="string">
            <text:p text:style-name="P12">F(2,30)=4.97, <text:span text:style-name="T14">p=</text:span>0.014</text:p>
          </table:table-cell>
          <table:table-cell table:style-name="Table2.A2" office:value-type="string">
            <text:p text:style-name="P12">0.199</text:p>
          </table:table-cell>
          <table:table-cell table:style-name="Table2.A2" office:value-type="string">
            <text:p text:style-name="P13">-<text:span text:style-name="T6">0.076, </text:span><text:span text:style-name="T15">p=</text:span><text:span text:style-name="T6">0.006</text:span></text:p>
          </table:table-cell>
          <table:table-cell table:style-name="Table2.A2" office:value-type="string">
            <text:p text:style-name="P12">0.985, <text:span text:style-name="T14">p=</text:span>0.118</text:p>
          </table:table-cell>
          <table:table-cell table:style-name="Table2.F2" office:value-type="string">
            <text:p text:style-name="P14">-</text:p>
          </table:table-cell>
        </table:table-row>
        <table:table-row>
          <table:table-cell table:style-name="Table2.A2" office:value-type="string">
            <text:p text:style-name="P7">Q<text:span text:style-name="T7">13</text:span></text:p>
          </table:table-cell>
          <table:table-cell table:style-name="Table2.A2" office:value-type="string">
            <text:p text:style-name="P15">F(2,30)=8.42, <text:span text:style-name="T14">p=</text:span>0.001</text:p>
          </table:table-cell>
          <table:table-cell table:style-name="Table2.A2" office:value-type="string">
            <text:p text:style-name="P15">0.317</text:p>
          </table:table-cell>
          <table:table-cell table:style-name="Table2.A2" office:value-type="string">
            <text:p text:style-name="P13">-<text:span text:style-name="T8">0.077, </text:span><text:span text:style-name="T16">p=</text:span><text:span text:style-name="T8">0.002</text:span></text:p>
          </table:table-cell>
          <table:table-cell table:style-name="Table2.A2" office:value-type="string">
            <text:p text:style-name="P15">1.476, <text:span text:style-name="T14">p=</text:span>0.009</text:p>
          </table:table-cell>
          <table:table-cell table:style-name="Table2.F2" office:value-type="string">
            <text:p text:style-name="P13">-</text:p>
          </table:table-cell>
        </table:table-row>
        <table:table-row>
          <table:table-cell table:style-name="Table2.A2" office:value-type="string">
            <text:p text:style-name="P8">Q1<text:span text:style-name="T9">6</text:span></text:p>
          </table:table-cell>
          <table:table-cell table:style-name="Table2.A2" office:value-type="string">
            <text:p text:style-name="P16">F(2,30)=<text:span text:style-name="T10">3.42</text:span>, <text:span text:style-name="T14">p=</text:span><text:span text:style-name="T10">0.046</text:span></text:p>
          </table:table-cell>
          <table:table-cell table:style-name="Table2.A2" office:value-type="string">
            <text:p text:style-name="P17">0.131</text:p>
          </table:table-cell>
          <table:table-cell table:style-name="Table2.A2" office:value-type="string">
            <text:p text:style-name="P16">-0.065, <text:span text:style-name="T14">p=</text:span>0.031</text:p>
          </table:table-cell>
          <table:table-cell table:style-name="Table2.A2" office:value-type="string">
            <text:p text:style-name="P16"><text:span text:style-name="T10">1.198</text:span>, <text:span text:style-name="T14">p=</text:span>0.<text:span text:style-name="T10">095</text:span></text:p>
          </table:table-cell>
          <table:table-cell table:style-name="Table2.F2" office:value-type="string">
            <text:p text:style-name="P18">-</text:p>
          </table:table-cell>
        </table:table-row>
        <table:table-row>
          <table:table-cell table:style-name="Table2.A2" office:value-type="string">
            <text:p text:style-name="P7">Q<text:span text:style-name="T5">18*</text:span></text:p>
          </table:table-cell>
          <table:table-cell table:style-name="Table2.A2" office:value-type="string">
            <text:p text:style-name="P9">F(3,29)=2.946, <text:span text:style-name="T14">p=</text:span>0.049</text:p>
          </table:table-cell>
          <table:table-cell table:style-name="Table2.A2" office:value-type="string">
            <text:p text:style-name="P9">0.154</text:p>
          </table:table-cell>
          <table:table-cell table:style-name="Table2.A2" office:value-type="string">
            <text:p text:style-name="P10">-<text:span text:style-name="T11">0.031, </text:span><text:span text:style-name="T17">p=</text:span><text:span text:style-name="T11">0.691</text:span></text:p>
          </table:table-cell>
          <table:table-cell table:style-name="Table2.A2" office:value-type="string">
            <text:p text:style-name="P10">-<text:span text:style-name="T11">4.725, </text:span><text:span text:style-name="T17">p=</text:span><text:span text:style-name="T11">0.071</text:span></text:p>
          </table:table-cell>
          <table:table-cell table:style-name="Table2.F2" office:value-type="string">
            <text:p text:style-name="P9">0.120, <text:span text:style-name="T14">p=</text:span>0.165</text:p>
          </table:table-cell>
        </table:table-row>
        <table:table-row>
          <table:table-cell table:style-name="Table2.A2" office:value-type="string">
            <text:p text:style-name="P7">Q<text:span text:style-name="T12">24</text:span></text:p>
          </table:table-cell>
          <table:table-cell table:style-name="Table2.A2" office:value-type="string">
            <text:p text:style-name="P11">F(1,31)=4.76, <text:span text:style-name="T14">p=</text:span>0.037</text:p>
          </table:table-cell>
          <table:table-cell table:style-name="Table2.A2" office:value-type="string">
            <text:p text:style-name="P11">0.105</text:p>
          </table:table-cell>
          <table:table-cell table:style-name="Table2.A2" office:value-type="string">
            <text:p text:style-name="P10">-</text:p>
          </table:table-cell>
          <table:table-cell table:style-name="Table2.A2" office:value-type="string">
            <text:p text:style-name="P11">1.214, <text:span text:style-name="T14">p=</text:span>0.037</text:p>
          </table:table-cell>
          <table:table-cell table:style-name="Table2.F2" office:value-type="string">
            <text:p text:style-name="P10">-</text:p>
          </table:table-cell>
        </table:table-row>
        <table:table-row>
          <table:table-cell table:style-name="Table2.A2" office:value-type="string">
            <text:p text:style-name="P7">Q<text:span text:style-name="T5">31</text:span></text:p>
          </table:table-cell>
          <table:table-cell table:style-name="Table2.A2" office:value-type="string">
            <text:p text:style-name="P19">F(1,31)=9.08, <text:span text:style-name="T14">p=</text:span>0.005</text:p>
          </table:table-cell>
          <table:table-cell table:style-name="Table2.A2" office:value-type="string">
            <text:p text:style-name="P19">0.202</text:p>
          </table:table-cell>
          <table:table-cell table:style-name="Table2.A2" office:value-type="string">
            <text:p text:style-name="P13">-</text:p>
          </table:table-cell>
          <table:table-cell table:style-name="Table2.A2" office:value-type="string">
            <text:p text:style-name="P19">1.940, <text:span text:style-name="T14">p=</text:span>0.005</text:p>
          </table:table-cell>
          <table:table-cell table:style-name="Table2.F2" office:value-type="string">
            <text:p text:style-name="P20">-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2T22:47:34.728382100</meta:creation-date>
    <dc:date>2017-01-02T22:55:25.998576608</dc:date>
    <meta:editing-duration>P0D</meta:editing-duration>
    <meta:editing-cycles>1</meta:editing-cycles>
    <meta:document-statistic meta:table-count="1" meta:image-count="0" meta:object-count="0" meta:page-count="1" meta:paragraph-count="46" meta:word-count="74" meta:character-count="504" meta:non-whitespace-character-count="474"/>
    <meta:generator>LibreOffice/4.2.8.2$Linux_X86_64 LibreOffice_project/420m0$Build-2</meta:generator>
  </office:meta>
</office:document-meta>
</file>